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officeooo:rsid="0012a431" officeooo:paragraph-rsid="0012a431" style:font-size-asian="12pt" style:font-size-complex="12pt"/>
    </style:style>
    <style:style style:name="P2" style:family="paragraph" style:parent-style-name="Standard">
      <style:text-properties fo:font-size="12pt" officeooo:rsid="0013cc70" officeooo:paragraph-rsid="0013cc70" style:font-size-asian="12pt" style:font-size-complex="12pt"/>
    </style:style>
    <style:style style:name="P3" style:family="paragraph" style:parent-style-name="Standard">
      <style:text-properties fo:font-size="12pt" officeooo:rsid="0014fba9" officeooo:paragraph-rsid="0014fba9" style:font-size-asian="12pt" style:font-size-complex="12pt"/>
    </style:style>
    <style:style style:name="P4" style:family="paragraph" style:parent-style-name="Standard">
      <style:text-properties fo:font-size="12pt" officeooo:rsid="0018c51a" officeooo:paragraph-rsid="0018c51a" style:font-size-asian="12pt" style:font-size-complex="12pt"/>
    </style:style>
    <style:style style:name="P5" style:family="paragraph" style:parent-style-name="Standard">
      <style:text-properties fo:font-size="12pt" officeooo:rsid="001a7554" officeooo:paragraph-rsid="001a7554" style:font-size-asian="12pt" style:font-size-complex="12pt"/>
    </style:style>
    <style:style style:name="P6" style:family="paragraph" style:parent-style-name="Standard">
      <style:text-properties fo:font-size="12pt" officeooo:rsid="001c0db9" officeooo:paragraph-rsid="001c0db9" style:font-size-asian="12pt" style:font-size-complex="12pt"/>
    </style:style>
    <style:style style:name="P7" style:family="paragraph" style:parent-style-name="Standard">
      <style:text-properties fo:font-size="12pt" officeooo:rsid="001c7e9c" officeooo:paragraph-rsid="001c7e9c" style:font-size-asian="12pt" style:font-size-complex="12pt"/>
    </style:style>
    <style:style style:name="P8" style:family="paragraph" style:parent-style-name="Standard">
      <style:text-properties fo:font-size="12pt" officeooo:rsid="001f93d5" officeooo:paragraph-rsid="001f93d5" style:font-size-asian="12pt" style:font-size-complex="12pt"/>
    </style:style>
    <style:style style:name="P9" style:family="paragraph" style:parent-style-name="Standard">
      <style:text-properties fo:font-size="12pt" officeooo:rsid="00233134" officeooo:paragraph-rsid="00233134" style:font-size-asian="12pt" style:font-size-complex="12pt"/>
    </style:style>
    <style:style style:name="P10" style:family="paragraph" style:parent-style-name="Standard">
      <style:text-properties style:font-name="Liberation Serif" fo:font-size="12pt" fo:font-weight="bold" officeooo:rsid="0012a431" officeooo:paragraph-rsid="0014fba9" style:font-name-asian="Noto Sans CJK SC Regular" style:font-size-asian="12pt" style:font-weight-asian="bold" style:font-name-complex="FreeSans" style:font-size-complex="12pt" style:font-weight-complex="bold"/>
    </style:style>
    <style:style style:name="P11" style:family="paragraph" style:parent-style-name="Standard">
      <style:text-properties style:font-name="Liberation Serif" fo:font-size="12pt" fo:font-weight="bold" officeooo:rsid="0014fba9" officeooo:paragraph-rsid="001c0db9" style:font-name-asian="Noto Sans CJK SC Regular" style:font-size-asian="12pt" style:font-weight-asian="bold" style:font-name-complex="FreeSans" style:font-size-complex="12pt" style:font-weight-complex="bold"/>
    </style:style>
    <style:style style:name="P12" style:family="paragraph" style:parent-style-name="Standard">
      <style:paragraph-properties style:border-line-width-bottom="0.012cm 0.012cm 0.012cm" fo:padding="0.074cm" fo:border-left="none" fo:border-right="none" fo:border-top="none" fo:border-bottom="1.05pt double #000000" style:join-border="false"/>
      <style:text-properties fo:font-size="12pt" officeooo:rsid="0018c51a" officeooo:paragraph-rsid="0014fba9" style:font-size-asian="12pt" style:font-size-complex="12pt"/>
    </style:style>
    <style:style style:name="P13" style:family="paragraph" style:parent-style-name="Heading_20_1">
      <style:text-properties fo:font-size="12pt" style:font-size-asian="12pt" style:font-size-complex="12pt"/>
    </style:style>
    <style:style style:name="P14" style:family="paragraph" style:parent-style-name="Heading_20_1">
      <style:text-properties fo:font-size="12pt" officeooo:rsid="0012a431" officeooo:paragraph-rsid="0012a431" style:font-size-asian="12pt" style:font-size-complex="12pt"/>
    </style:style>
    <style:style style:name="P15" style:family="paragraph" style:parent-style-name="Heading_20_1">
      <style:text-properties fo:font-size="12pt" officeooo:rsid="0018c51a" officeooo:paragraph-rsid="0018c51a" style:font-size-asian="12pt" style:font-size-complex="12pt"/>
    </style:style>
    <style:style style:name="P16" style:family="paragraph" style:parent-style-name="Heading_20_1">
      <style:text-properties fo:font-size="12pt" officeooo:rsid="0014fba9" officeooo:paragraph-rsid="0014fba9" style:font-size-asian="12pt" style:font-size-complex="12pt"/>
    </style:style>
    <style:style style:name="P17" style:family="paragraph" style:parent-style-name="Heading_20_1">
      <style:text-properties fo:font-size="12pt" officeooo:rsid="001c7e9c" officeooo:paragraph-rsid="001c7e9c" style:font-size-asian="12pt" style:font-size-complex="12pt"/>
    </style:style>
    <style:style style:name="P18" style:family="paragraph" style:parent-style-name="Heading_20_1">
      <style:text-properties fo:font-size="12pt" officeooo:rsid="00233134" officeooo:paragraph-rsid="00233134" style:font-size-asian="12pt" style:font-size-complex="12pt"/>
    </style:style>
    <style:style style:name="P19" style:family="paragraph" style:parent-style-name="Preformatted_20_Text">
      <style:text-properties fo:font-size="12pt" officeooo:rsid="001f93d5" officeooo:paragraph-rsid="001f93d5" style:font-size-asian="12pt" style:font-size-complex="12pt"/>
    </style:style>
    <style:style style:name="P20" style:family="paragraph" style:parent-style-name="Heading_20_2">
      <style:text-properties fo:font-size="12pt" officeooo:rsid="001f93d5" officeooo:paragraph-rsid="001f93d5" style:font-size-asian="12pt" style:font-size-complex="12pt"/>
    </style:style>
    <style:style style:name="P21" style:family="paragraph" style:parent-style-name="Text_20_body">
      <style:text-properties fo:font-size="12pt" officeooo:rsid="00233134" officeooo:paragraph-rsid="00233134" style:font-size-asian="12pt" style:font-size-complex="12pt"/>
    </style:style>
    <style:style style:name="P22" style:family="paragraph" style:parent-style-name="Text_20_body">
      <style:paragraph-properties fo:margin-top="0cm" fo:margin-bottom="0.499cm" loext:contextual-spacing="false"/>
      <style:text-properties officeooo:rsid="0028c957" officeooo:paragraph-rsid="0028c957"/>
    </style:style>
    <style:style style:name="P23" style:family="paragraph" style:parent-style-name="Text_20_body">
      <style:paragraph-properties fo:margin-top="0cm" fo:margin-bottom="0.499cm" loext:contextual-spacing="false"/>
      <style:text-properties officeooo:rsid="002999ff" officeooo:paragraph-rsid="002999ff"/>
    </style:style>
    <style:style style:name="P24" style:family="paragraph" style:parent-style-name="Text_20_body">
      <style:paragraph-properties fo:margin-top="0cm" fo:margin-bottom="0.499cm" loext:contextual-spacing="false"/>
      <style:text-properties style:font-name="Liberation Serif" fo:font-size="12pt" fo:font-weight="bold" officeooo:rsid="00233134" officeooo:paragraph-rsid="0031798b" style:font-name-asian="Noto Sans CJK SC Regular" style:font-size-asian="12pt" style:font-weight-asian="bold" style:font-name-complex="FreeSans" style:font-size-complex="12pt" style:font-weight-complex="bold"/>
    </style:style>
    <style:style style:name="P25" style:family="paragraph" style:parent-style-name="Preformatted_20_Text">
      <style:paragraph-properties fo:margin-top="0cm" fo:margin-bottom="0.499cm" loext:contextual-spacing="false"/>
    </style:style>
    <style:style style:name="P26" style:family="paragraph" style:parent-style-name="Preformatted_20_Text">
      <style:paragraph-properties fo:margin-top="0cm" fo:margin-bottom="0.499cm" loext:contextual-spacing="false"/>
      <style:text-properties officeooo:paragraph-rsid="00233134"/>
    </style:style>
    <style:style style:name="P27" style:family="paragraph" style:parent-style-name="Preformatted_20_Text">
      <style:paragraph-properties fo:margin-top="0cm" fo:margin-bottom="0.499cm" loext:contextual-spacing="false"/>
      <style:text-properties officeooo:rsid="0028c957" officeooo:paragraph-rsid="0028c957"/>
    </style:style>
    <style:style style:name="P28" style:family="paragraph" style:parent-style-name="Preformatted_20_Text">
      <style:paragraph-properties fo:margin-top="0cm" fo:margin-bottom="0.499cm" loext:contextual-spacing="false"/>
      <style:text-properties officeooo:paragraph-rsid="002999ff"/>
    </style:style>
    <style:style style:name="P29" style:family="paragraph" style:parent-style-name="Preformatted_20_Text">
      <style:paragraph-properties fo:margin-top="0cm" fo:margin-bottom="0.499cm" loext:contextual-spacing="false"/>
      <style:text-properties officeooo:rsid="002999ff" officeooo:paragraph-rsid="002999ff"/>
    </style:style>
    <style:style style:name="P30" style:family="paragraph" style:parent-style-name="Preformatted_20_Text">
      <style:paragraph-properties fo:margin-top="0cm" fo:margin-bottom="0.499cm" loext:contextual-spacing="false"/>
      <style:text-properties officeooo:paragraph-rsid="003d7a2b"/>
    </style:style>
    <style:style style:name="P31" style:family="paragraph" style:parent-style-name="Preformatted_20_Text">
      <style:paragraph-properties fo:margin-top="0cm" fo:margin-bottom="0.499cm" loext:contextual-spacing="false"/>
      <style:text-properties officeooo:paragraph-rsid="003ef198"/>
    </style:style>
    <style:style style:name="P32" style:family="paragraph" style:parent-style-name="Preformatted_20_Text">
      <style:paragraph-properties fo:margin-top="0cm" fo:margin-bottom="0.499cm" loext:contextual-spacing="false"/>
      <style:text-properties officeooo:rsid="004256f2" officeooo:paragraph-rsid="004256f2"/>
    </style:style>
    <style:style style:name="P33" style:family="paragraph" style:parent-style-name="Preformatted_20_Text">
      <style:paragraph-properties fo:margin-top="0cm" fo:margin-bottom="0.499cm" loext:contextual-spacing="false"/>
      <style:text-properties fo:font-weight="bold" officeooo:rsid="004256f2" officeooo:paragraph-rsid="004256f2" style:font-weight-asian="bold" style:font-weight-complex="bold"/>
    </style:style>
    <style:style style:name="P34" style:family="paragraph" style:parent-style-name="Standard">
      <style:text-properties fo:font-size="12pt" officeooo:rsid="00233134" officeooo:paragraph-rsid="00233134" style:font-size-asian="12pt" style:font-size-complex="12pt"/>
    </style:style>
    <style:style style:name="P35" style:family="paragraph" style:parent-style-name="Standard">
      <style:text-properties fo:font-size="12pt" officeooo:rsid="00485b53" officeooo:paragraph-rsid="00485b53" style:font-size-asian="12pt" style:font-size-complex="12pt"/>
    </style:style>
    <style:style style:name="P36" style:family="paragraph" style:parent-style-name="Standard">
      <style:text-properties fo:font-size="12pt" officeooo:rsid="00496537" officeooo:paragraph-rsid="00496537" style:font-size-asian="12pt" style:font-size-complex="12pt"/>
    </style:style>
    <style:style style:name="P37" style:family="paragraph" style:parent-style-name="Standard">
      <style:text-properties fo:font-size="12pt" officeooo:rsid="0049a5c8" officeooo:paragraph-rsid="0049a5c8" style:font-size-asian="12pt" style:font-size-complex="12pt"/>
    </style:style>
    <style:style style:name="P38" style:family="paragraph" style:parent-style-name="Standard">
      <style:text-properties fo:font-size="12pt" officeooo:rsid="004b518b" officeooo:paragraph-rsid="004b518b" style:font-size-asian="12pt" style:font-size-complex="12pt"/>
    </style:style>
    <style:style style:name="P39" style:family="paragraph" style:parent-style-name="Standard">
      <style:text-properties fo:font-size="12pt" officeooo:rsid="004d2b5d" officeooo:paragraph-rsid="004d2b5d" style:font-size-asian="12pt" style:font-size-complex="12pt"/>
    </style:style>
    <style:style style:name="P40" style:family="paragraph" style:parent-style-name="Standard">
      <style:text-properties fo:font-size="12pt" officeooo:rsid="00519637" officeooo:paragraph-rsid="00519637" style:font-size-asian="12pt" style:font-size-complex="12pt"/>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1">
      <style:paragraph-properties fo:margin-top="0cm" fo:margin-bottom="0cm" loext:contextual-spacing="false"/>
    </style:style>
    <style:style style:name="P44" style:family="paragraph" style:parent-style-name="Text_20_body" style:list-style-name="L2">
      <style:paragraph-properties fo:margin-top="0cm" fo:margin-bottom="0cm" loext:contextual-spacing="false"/>
    </style:style>
    <style:style style:name="P45" style:family="paragraph" style:parent-style-name="Heading_20_2">
      <style:text-properties fo:font-size="12pt" officeooo:rsid="004d2b5d" officeooo:paragraph-rsid="004d2b5d" style:font-size-asian="12pt" style:font-size-complex="12pt"/>
    </style:style>
    <style:style style:name="P46" style:family="paragraph" style:parent-style-name="Preformatted_20_Text">
      <style:paragraph-properties fo:margin-top="0cm" fo:margin-bottom="0.499cm" loext:contextual-spacing="false"/>
      <style:text-properties officeooo:rsid="00455c79" officeooo:paragraph-rsid="00455c79"/>
    </style:style>
    <style:style style:name="P47" style:family="paragraph" style:parent-style-name="Preformatted_20_Text">
      <style:paragraph-properties fo:margin-top="0cm" fo:margin-bottom="0.499cm" loext:contextual-spacing="false"/>
      <style:text-properties fo:font-size="12pt" fo:font-weight="bold" officeooo:rsid="00455c79" officeooo:paragraph-rsid="00455c79" style:font-size-asian="12pt" style:font-weight-asian="bold" style:font-size-complex="12pt" style:font-weight-complex="bold"/>
    </style:style>
    <style:style style:name="T1" style:family="text">
      <style:text-properties officeooo:rsid="001ce7af"/>
    </style:style>
    <style:style style:name="T2" style:family="text">
      <style:text-properties officeooo:rsid="001eae98"/>
    </style:style>
    <style:style style:name="T3" style:family="text">
      <style:text-properties style:font-name="Liberation Serif" fo:font-weight="bold" style:font-name-asian="Noto Sans CJK SC Regular" style:font-weight-asian="bold" style:font-name-complex="FreeSans" style:font-weight-complex="bold"/>
    </style:style>
    <style:style style:name="T4" style:family="text">
      <style:text-properties style:font-name="Liberation Serif" fo:font-weight="bold" officeooo:rsid="0014fba9" style:font-name-asian="Noto Sans CJK SC Regular" style:font-weight-asian="bold" style:font-name-complex="FreeSans" style:font-weight-complex="bold"/>
    </style:style>
    <style:style style:name="T5" style:family="text">
      <style:text-properties style:font-name="Liberation Serif" fo:font-size="12pt" fo:font-weight="bold" officeooo:rsid="0014fba9" style:font-name-asian="Noto Sans CJK SC Regular" style:font-size-asian="12pt" style:font-weight-asian="bold" style:font-name-complex="FreeSans" style:font-size-complex="12pt" style:font-weight-complex="bold"/>
    </style:style>
    <style:style style:name="T6" style:family="text">
      <style:text-properties style:font-name="Liberation Serif" fo:font-size="12pt" officeooo:rsid="0014fba9" style:font-name-asian="Noto Sans CJK SC Regular" style:font-size-asian="12pt" style:font-name-complex="FreeSans" style:font-size-complex="12pt"/>
    </style:style>
    <style:style style:name="T7" style:family="text">
      <style:text-properties fo:font-size="12pt" officeooo:rsid="001c7e9c" style:font-size-asian="12pt" style:font-size-complex="12pt"/>
    </style:style>
    <style:style style:name="T8" style:family="text">
      <style:text-properties officeooo:rsid="001c7e9c"/>
    </style:style>
    <style:style style:name="T9" style:family="text">
      <style:text-properties officeooo:rsid="003ef19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For Installing Apache, MySQL, PHP and phpMyAdmin</text:h>
      <text:h text:style-name="P13" text:outline-level="1">How To Install Linux, Apache, MySQL, PHP (LAMP) stack on Ubuntu 16.04 </text:h>
      <text:p text:style-name="P1"><text:a xlink:type="simple" xlink:href="https://www.digitalocean.com/community/tutorials/how-to-install-linux-apache-mysql-php-lamp-stack-on-ubuntu-16-04" text:style-name="Internet_20_link" text:visited-style-name="Visited_20_Internet_20_Link">https://www.digitalocean.com/community/tutorials/how-to-install-linux-apache-mysql-php-lamp-stack-on-ubuntu-16-04</text:a></text:p>
      <text:p text:style-name="P1"/>
      <text:p text:style-name="P1">We can install Apache easily using Ubuntu's package manager, <text:span text:style-name="Source_20_Text">apt</text:span>. A package manager allows us to install most software pain-free from a repository maintained by Ubuntu. </text:p>
      <text:p text:style-name="P1"/>
      <text:h text:style-name="P14" text:outline-level="1">How To Install and Secure phpMyAdmin on Ubuntu 16.04</text:h>
      <text:p text:style-name="P2"><text:a xlink:type="simple" xlink:href="https://www.digitalocean.com/community/tutorials/how-to-install-and-secure-phpmyadmin-on-ubuntu-16-04" text:style-name="Internet_20_link" text:visited-style-name="Visited_20_Internet_20_Link">https://www.digitalocean.com/community/tutorials/how-to-install-and-secure-phpmyadmin-on-ubuntu-16-04</text:a></text:p>
      <text:p text:style-name="P2"/>
      <text:p text:style-name="P2"/>
      <text:p text:style-name="P10">The requested URL /phpmyadmin was not found on this server.</text:p>
      <text:p text:style-name="P10"/>
      <text:p text:style-name="P3"><text:a xlink:type="simple" xlink:href="https://askubuntu.com/questions/55280/phpmyadmin-is-not-working-after-i-installed-it" text:style-name="Internet_20_link" text:visited-style-name="Visited_20_Internet_20_Link">https://askubuntu.com/questions/55280/phpmyadmin-is-not-working-after-i-installed-it</text:a></text:p>
      <text:p text:style-name="P3"/>
      <text:h text:style-name="P16" text:outline-level="1">How To Set Up Apache Virtual Hosts on Ubuntu 16.04 </text:h>
      <text:p text:style-name="P5"><text:a xlink:type="simple" xlink:href="https://www.digitalocean.com/community/tutorials/how-to-set-up-apache-virtual-hosts-on-ubuntu-16-04" text:style-name="Internet_20_link" text:visited-style-name="Visited_20_Internet_20_Link">https://www.digitalocean.com/community/tutorials/how-to-set-up-apache-virtual-hosts-on-ubuntu-16-04</text:a></text:p>
      <text:p text:style-name="P5"/>
      <text:p text:style-name="P12"/>
      <text:p text:style-name="P4"/>
      <text:p text:style-name="P11">How to Install Sky<text:span text:style-name="T2">pe</text:span> by Command line ?</text:p>
      <text:p text:style-name="P6"/>
      <text:p text:style-name="P7">sudo apt-get clean </text:p>
      <text:p text:style-name="P7">sudo apt-get update</text:p>
      <text:p text:style-name="P7"><text:span text:style-name="T1">sudo </text:span>apt-get -f install</text:p>
      <text:p text:style-name="P7"><text:span text:style-name="T1">sudo </text:span>wget -O skype-install.deb http://www.skype.com/go/getskype-linux-deb</text:p>
      <text:p text:style-name="P7">sudo dpkg -i skype-install.deb</text:p>
      <text:p text:style-name="P7"/>
      <text:p text:style-name="P8"><text:span text:style-name="T3">I</text:span><text:span text:style-name="T4">nstalling Chrom from terminal.</text:span></text:p>
      <text:p text:style-name="P8"/>
      <text:p text:style-name="P8"><text:a xlink:type="simple" xlink:href="https://www.linuxbabe.com/ubuntu/install-google-chrome-ubuntu-16-04-lts" text:style-name="Internet_20_link" text:visited-style-name="Visited_20_Internet_20_Link">https://www.linuxbabe.com/ubuntu/install-google-chrome-ubuntu-16-04-lts</text:a></text:p>
      <text:p text:style-name="P8"/>
      <text:h text:style-name="P20" text:outline-level="2"><text:bookmark text:name="how-to-install-git-with-apt"/>How To Install Git with Apt</text:h>
      <text:p text:style-name="P19"><text:span text:style-name="Source_20_Text"><text:span text:style-name="T8">sudo apt-get update</text:span></text:span></text:p>
      <text:p text:style-name="P26"><text:span text:style-name="Source_20_Text"><text:span text:style-name="T7">sudo apt-get install git</text:span></text:span></text:p>
      <text:h text:style-name="P17" text:outline-level="1">How to Install NetBeans IDE 8.0.2 for PHP on Ubuntu 14.04, 12.04 &amp; LinuxMint </text:h>
      <text:p text:style-name="P9"><text:a xlink:type="simple" xlink:href="https://tecadmin.net/install-netbeans-ide-for-php-in-ubuntu/" text:style-name="Internet_20_link" text:visited-style-name="Visited_20_Internet_20_Link">https://tecadmin.net/install-netbeans-ide-for-php-in-ubuntu/</text:a>#</text:p>
      <text:p text:style-name="P9"/>
      <text:p text:style-name="P9"/>
      <text:h text:style-name="P18" text:outline-level="1"><text:soft-page-break/>Download Composer</text:h>
      <text:p text:style-name="P21">Run this in your terminal to get the latest Composer version:</text:p>
      <text:p text:style-name="Preformatted_20_Text">php -r "copy('https://getcomposer.org/installer', 'composer-setup.php');"</text:p>
      <text:p text:style-name="Preformatted_20_Text"/>
      <text:p text:style-name="Preformatted_20_Text">php -r "if (hash_file('SHA384', 'composer-setup.php') === '544e09ee996cdf60ece3804abc52599c22b1f40f4323403c44d44fdfdd586475ca9813a858088ffbc1f233e9b180f061') { echo 'Installer verified'; } else { echo 'Installer corrupt'; unlink('composer-setup.php'); } echo PHP_EOL;"</text:p>
      <text:p text:style-name="Preformatted_20_Text"/>
      <text:p text:style-name="Preformatted_20_Text">php composer-setup.php</text:p>
      <text:p text:style-name="P28">php -r "unlink('composer-setup.php');"</text:p>
      <text:p text:style-name="P23">This installer script will simply check some php.ini settings, warn you if they are set incorrectly, and then download the latest composer.phar in the current directory. The 4 lines above will, in order:</text:p>
      <text:list xml:id="list7833280998352901554" text:style-name="L1">
        <text:list-item>
          <text:p text:style-name="P43">Download the installer to the current directory </text:p>
        </text:list-item>
        <text:list-item>
          <text:p text:style-name="P43">Verify the installer SHA-384 which you can also <text:a xlink:type="simple" xlink:href="https://composer.github.io/pubkeys.html" text:style-name="Internet_20_link" text:visited-style-name="Visited_20_Internet_20_Link">cross-check here</text:a> </text:p>
        </text:list-item>
        <text:list-item>
          <text:p text:style-name="P43">Run the installer </text:p>
        </text:list-item>
        <text:list-item>
          <text:p text:style-name="P41">Remove the installer </text:p>
        </text:list-item>
      </text:list>
      <text:p text:style-name="P29">To check composer installed or not : php composer.phar</text:p>
      <text:p text:style-name="P27">After instalation run bellow command </text:p>
      <text:p text:style-name="P27">mv composer.phar /usr/local/bin/composer</text:p>
      <text:p text:style-name="P24">How to enable mod_rewrite for Apache 2.2</text:p>
      <text:p text:style-name="P22">In order to use <text:span text:style-name="Source_20_Text">mod_rewrite</text:span> you can type the following command in the terminal:</text:p>
      <text:p text:style-name="P25"><text:span text:style-name="Source_20_Text">a2enmod rewrite</text:span></text:p>
      <text:p text:style-name="P30"><text:span text:style-name="Source_20_Text"><text:span text:style-name="T5">How to import &amp; export db from command line</text:span></text:span></text:p>
      <text:p text:style-name="P31"><text:bookmark-start text:name="__DdeLink__105_382955343"/><text:span text:style-name="Source_20_Text"><text:span text:style-name="T9">mysql -uroot -proot DATABASE_NAME &lt; DATABASE.sql</text:span></text:span><text:bookmark-end text:name="__DdeLink__105_382955343"/></text:p>
      <text:p text:style-name="P31"><text:span text:style-name="Source_20_Text"><text:span text:style-name="T9">mysqldumb -uroot -proot DATABASE_NAME &gt; NEW_DATABASE_NAME.sql</text:span></text:span></text:p>
      <text:p text:style-name="P27"/>
      <text:p text:style-name="P33"><text:span text:style-name="Source_20_Text"><text:span text:style-name="T6">Testing how it works. below is steps, FYI.</text:span></text:span></text:p>
      <text:p text:style-name="P32">1. <text:s/>git clone --branch 7.x https://github.com/drupal-composer/drupal-project.git drupal7</text:p>
      <text:p text:style-name="P32">GitHub</text:p>
      <text:p text:style-name="P32">drupal-composer/drupal-project</text:p>
      <text:p text:style-name="P32">:rocket: Composer template for Drupal projects. Quick installation via "composer create-project drupal-composer/drupal-project"</text:p>
      <text:p text:style-name="P32"><text:soft-page-break/>2. cd drupal7/</text:p>
      <text:p text:style-name="P32">3. <text:s/>TO RUN: <text:s/>composer install</text:p>
      <text:p text:style-name="P32">or TO RUN: composer install -vvv</text:p>
      <text:p text:style-name="P32">before run it, we need composer installed.</text:p>
      <text:p text:style-name="P32">4. Now , the code is prepared , the Drupal root is drupal7/web</text:p>
      <text:p text:style-name="P32">Install Drupal as usual.</text:p>
      <text:p text:style-name="P32">Assume we clone the template project at ~/drupal7.</text:p>
      <text:p text:style-name="P32">Then the Drupal root is ~/drupal7/web</text:p>
      <text:p text:style-name="P32">If we need install a module e.g. views, just `cd ~/drupal7` and run `composer require drupal/views -vvv`</text:p>
      <text:p text:style-name="P32">Then the views module's code is downloaded.</text:p>
      <text:p text:style-name="P32">If we need the specific version, e.g. 7.x-3.18</text:p>
      <text:p text:style-name="P47">Learn Git</text:p>
      <text:p text:style-name="P46">https://www.atlassian.com/git/tutorials</text:p>
      <text:p text:style-name="P9"/>
      <text:p text:style-name="P35"><text:a xlink:type="simple" xlink:href="http://www.dglobaltech.com/drupal-interview-questions-answers/" text:style-name="Internet_20_link" text:visited-style-name="Visited_20_Internet_20_Link">http://www.dglobaltech.com/drupal-interview-questions-answers/</text:a></text:p>
      <text:p text:style-name="P36"><text:a xlink:type="simple" xlink:href="http://interviewquestionstutorials.com/drupal-job-interview-questions-answers/#respond" text:style-name="Internet_20_link" text:visited-style-name="Visited_20_Internet_20_Link">http://interviewquestionstutorials.com/drupal-job-interview-questions-answers/#respond</text:a></text:p>
      <text:p text:style-name="P36"/>
      <text:p text:style-name="P37"><text:a xlink:type="simple" xlink:href="http://drupal-interviewquestions.blogspot.com/2015/08/drupal-interview-questions-answers-pdf.html" text:style-name="Internet_20_link" text:visited-style-name="Visited_20_Internet_20_Link">http://drupal-interviewquestions.blogspot.com/2015/08/drupal-interview-questions-answers-pdf.html</text:a></text:p>
      <text:p text:style-name="P37"/>
      <text:p text:style-name="P37"/>
      <text:p text:style-name="P38">SEO </text:p>
      <text:p text:style-name="P38">======================================</text:p>
      <text:p text:style-name="P38">Pathauto</text:p>
      <text:p text:style-name="P38">matatag</text:p>
      <text:p text:style-name="P38">Path Redirect</text:p>
      <text:p text:style-name="P38">Page Title</text:p>
      <text:p text:style-name="P38">Google Analytics</text:p>
      <text:p text:style-name="P38"/>
      <text:p text:style-name="P38">=====================================</text:p>
      <text:p text:style-name="P38">Power module moslty used</text:p>
      <text:p text:style-name="P38">=====================================</text:p>
      <text:p text:style-name="P38"/>
      <text:p text:style-name="P38">Panel </text:p>
      <text:p text:style-name="P38">View</text:p>
      <text:p text:style-name="P38">token</text:p>
      <text:p text:style-name="P38">ctool </text:p>
      <text:p text:style-name="P38">entity and entity Api</text:p>
      <text:p text:style-name="P38">Libraries API</text:p>
      <text:p text:style-name="P38">Pathauto</text:p>
      <text:p text:style-name="P38"><text:soft-page-break/>Webform</text:p>
      <text:p text:style-name="P38">Date</text:p>
      <text:p text:style-name="P38">IMCE</text:p>
      <text:p text:style-name="P38">Ckeditor And </text:p>
      <text:p text:style-name="P38">jQuery Update</text:p>
      <text:p text:style-name="P38">Backup and Migrate</text:p>
      <text:p text:style-name="P38">Colorbox</text:p>
      <text:p text:style-name="P38">Rules</text:p>
      <text:p text:style-name="P38">Module Filter</text:p>
      <text:p text:style-name="P38">WYSIWYG</text:p>
      <text:p text:style-name="P38">Administration menu</text:p>
      <text:p text:style-name="P38"/>
      <text:p text:style-name="P38"/>
      <text:p text:style-name="P38">========================</text:p>
      <text:p text:style-name="P38">Drush + drush make</text:p>
      <text:p text:style-name="P38">Devel</text:p>
      <text:p text:style-name="P38">Composer</text:p>
      <text:p text:style-name="P38">Views Bulk Operations</text:p>
      <text:p text:style-name="P38">View Data export</text:p>
      <text:p text:style-name="P38"/>
      <text:p text:style-name="P39">commerce</text:p>
      <text:p text:style-name="P39">Inline Entity Form</text:p>
      <text:p text:style-name="P39">Commerce Product Attributes</text:p>
      <text:p text:style-name="P39">Commerce Cart Ajax</text:p>
      <text:p text:style-name="P39">Commerce Checkout Pages</text:p>
      <text:p text:style-name="P39">Commerce Authorize.Net</text:p>
      <text:p text:style-name="P39">Commerce Discount module (https://www.drupal.org/node/1869722)</text:p>
      <text:p text:style-name="P39"><text:tab/>Inline Entity Form</text:p>
      <text:p text:style-name="P39"><text:tab/>Inline Conditions</text:p>
      <text:p text:style-name="P39"><text:tab/>Entity reference</text:p>
      <text:p text:style-name="P39"><text:tab/>date</text:p>
      <text:p text:style-name="P39"><text:tab/>date_popup</text:p>
      <text:p text:style-name="P39">Commerce Coupon<text:tab/></text:p>
      <text:p text:style-name="P39">Commerce Multicurrency</text:p>
      <text:p text:style-name="P39">commerce_shipping (/admin/commerce/config/checkout/form/pane/customer_profile_shipping)</text:p>
      <text:p text:style-name="P39">commerce_flat_rate</text:p>
      <text:p text:style-name="P39">commerce_stock</text:p>
      <text:p text:style-name="P39">commerce_option</text:p>
      <text:p text:style-name="P39">commerce_pricing_attributes</text:p>
      <text:p text:style-name="P39">Commerce Fancy Attributes</text:p>
      <text:p text:style-name="P39">commerce_referral_discount-7.x-1.1</text:p>
      <text:p text:style-name="P39">commerce_checkout_login (This module extends Drupal Commerce with a checkout pane that allows users to log into their account, register a new account or (optionally) continue checkout without an account.)</text:p>
      <text:p text:style-name="P39">Commerce Cart Expirationc = &gt; https://www.drupal.org/project/commerce_cart_expiration =&gt; https://commerceguys.com/blog/commerce-module-tuesday-commerce-cart-expiration</text:p>
      <text:p text:style-name="P39">Commerce Billy =&gt; https://www.drupal.org/project/commerce_billy</text:p>
      <text:p text:style-name="P39">Commerce Billy Mail =&gt; https://www.drupal.org/project/commerce_billy_mail</text:p>
      <text:p text:style-name="P39">Dom PDf use for mailing =&gt; https://github.com/dompdf/dompdf/releases/download/v0.7.0/dompdf_0-7-0.zip</text:p>
      <text:p text:style-name="P39">Commerce Shipping</text:p>
      <text:p text:style-name="P39">Commerce Flat_rate</text:p>
      <text:p text:style-name="P39"><text:soft-page-break/>Commerce Stock module </text:p>
      <text:p text:style-name="P39">Commerce Option</text:p>
      <text:p text:style-name="P39">Commerce Pricing Attributes</text:p>
      <text:p text:style-name="P39">Commerce Fancy Attributes</text:p>
      <text:p text:style-name="P39">Cloud Zoom( For Zooming Product) =&gt; <text:a xlink:type="simple" xlink:href="http://www.starplugins.com/cloudzoom/drupal" text:style-name="Internet_20_link" text:visited-style-name="Visited_20_Internet_20_Link">http://www.starplugins.com/cloudzoom/drupal</text:a></text:p>
      <text:p text:style-name="P39"/>
      <text:p text:style-name="P39"/>
      <text:p text:style-name="P39">Performance</text:p>
      <text:p text:style-name="P39">Memcache</text:p>
      <text:p text:style-name="P39">Varnish <text:s/>module</text:p>
      <text:p text:style-name="P39"/>
      <text:h text:style-name="P45" text:outline-level="2">Top 10 Modules for any Drupal 7 Site</text:h>
      <text:list xml:id="list5343862620899061264" text:style-name="L2">
        <text:list-item>
          <text:p text:style-name="P44"><text:a xlink:type="simple" xlink:href="https://www.drupal.org/project/admin_menu" text:style-name="Internet_20_link" text:visited-style-name="Visited_20_Internet_20_Link">Admin Menu</text:a> - it's hard to live without this gem because nobody wants to click 3 times to get to an often used submenu. It's important to note, however, that the module is demanding on resources so if you don't need to give this to your users, use the <text:bookmark-start text:name="__DdeLink__271_684682636"/>built-in shortcut menu <text:bookmark-end text:name="__DdeLink__271_684682636"/></text:p>
        </text:list-item>
        <text:list-item>
          <text:p text:style-name="P44"><text:a xlink:type="simple" xlink:href="https://www.drupal.org/project/ctools" text:style-name="Internet_20_link" text:visited-style-name="Visited_20_Internet_20_Link">Chaos Tools</text:a> - a set of APIs and tools to improve the developer experience. It also contains a module called the Page Manager whose job is to manage pages. </text:p>
        </text:list-item>
        <text:list-item>
          <text:p text:style-name="P44"><text:a xlink:type="simple" xlink:href="https://www.drupal.org/project/backup_migrate" text:style-name="Internet_20_link" text:visited-style-name="Visited_20_Internet_20_Link">Backup Migrate</text:a> - Although a hosting server <text:span text:style-name="Emphasis">might</text:span> make daily backups, this is handy for making hourly backups for quick rollbacks to a previous save. Just make sure you're only keep a reasonable amount of the backup files. </text:p>
        </text:list-item>
        <text:list-item>
          <text:p text:style-name="P44"><text:a xlink:type="simple" xlink:href="https://www.drupal.org/project/libraries" text:style-name="Internet_20_link" text:visited-style-name="Visited_20_Internet_20_Link">Libraries</text:a> - Many modules make use of external libraries for things like CKEditor, MailChimp, Superfish. This gives a central place to store those libraries. </text:p>
        </text:list-item>
        <text:list-item>
          <text:p text:style-name="P44"><text:a xlink:type="simple" xlink:href="https://www.drupal.org/project/link" text:style-name="Internet_20_link" text:visited-style-name="Visited_20_Internet_20_Link">Link</text:a> - this should've been in core but is in Drupal 8. </text:p>
        </text:list-item>
        <text:list-item>
          <text:p text:style-name="P44"><text:a xlink:type="simple" xlink:href="https://www.drupal.org/project/superfish" text:style-name="Internet_20_link" text:visited-style-name="Visited_20_Internet_20_Link">Superfish</text:a> - I've wavered between this and Nice Menus, but either is a good choice. </text:p>
        </text:list-item>
        <text:list-item>
          <text:p text:style-name="P44"><text:a xlink:type="simple" xlink:href="https://www.drupal.org/project/pathauto" text:style-name="Internet_20_link" text:visited-style-name="Visited_20_Internet_20_Link">Pathauto</text:a> - automatically generates URL/path aliases for various kinds of content (nodes, taxonomy terms, users) without requiring the user to manually specify the path alias. </text:p>
        </text:list-item>
        <text:list-item>
          <text:p text:style-name="P44"><text:a xlink:type="simple" xlink:href="https://www.drupal.org/project/token" text:style-name="Internet_20_link" text:visited-style-name="Visited_20_Internet_20_Link">Token</text:a> - small bits of text that can be placed into larger documents via simple placeholders, like %site-name or [user] </text:p>
        </text:list-item>
        <text:list-item>
          <text:p text:style-name="P44"><text:a xlink:type="simple" xlink:href="https://www.drupal.org/project/views" text:style-name="Internet_20_link" text:visited-style-name="Visited_20_Internet_20_Link">Views</text:a> - we all know this is a given and is now part of Drupal 8 core. </text:p>
        </text:list-item>
        <text:list-item>
          <text:p text:style-name="P42"><text:a xlink:type="simple" xlink:href="https://www.drupal.org/project/wysiwyg" text:style-name="Internet_20_link" text:visited-style-name="Visited_20_Internet_20_Link">WYSIWYG</text:a> - combined with CKEditor, this is also a given on any modern website. TinyMCE deserves second place as an alternative. </text:p>
        </text:list-item>
      </text:list>
      <text:p text:style-name="P40">http://www.mediacurrent.com/blog/jays-top-50-drupal-7-mod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2T12:46:58.684525738</meta:creation-date>
    <meta:generator>LibreOffice/5.1.6.2$Linux_X86_64 LibreOffice_project/10m0$Build-2</meta:generator>
    <dc:date>2017-09-13T17:35:29.521869265</dc:date>
    <meta:editing-duration>PT9H17M8S</meta:editing-duration>
    <meta:editing-cycles>47</meta:editing-cycles>
    <meta:document-statistic meta:table-count="0" meta:image-count="0" meta:object-count="0" meta:page-count="5" meta:paragraph-count="146" meta:word-count="872" meta:character-count="7048" meta:non-whitespace-character-count="6302"/>
  </office:meta>
</office:document-meta>
</file>